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ffffcc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end="Arrow" draw:marker-end-width="0.15cm" draw:fill="none" draw:fill-color="#ffffcc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cc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10pt"/>
    </style:style>
    <style:style style:name="P2" style:family="paragraph">
      <style:paragraph-properties fo:text-align="start"/>
      <style:text-properties style:font-name="Courier1" fo:font-size="10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2pt" style:font-size-asian="12pt" style:font-size-complex="12pt"/>
    </style:style>
    <style:style style:name="P5" style:family="paragraph">
      <style:paragraph-properties fo:text-align="end"/>
      <style:text-properties fo:font-size="10pt"/>
    </style:style>
    <style:style style:name="P6" style:family="paragraph">
      <style:paragraph-properties fo:text-align="end"/>
      <style:text-properties style:font-name="Courier1" fo:font-size="10pt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1" fo:font-size="10pt" style:font-size-asian="10pt" style:font-size-complex="10pt"/>
    </style:style>
    <style:style style:name="T1" style:family="text">
      <style:text-properties style:font-name="Courier1" style:font-size-asian="8pt" style:font-size-complex="8pt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5cm" svg:x="10.4cm" svg:y="3.2cm">
          <text:p text:style-name="P1"><text:span text:style-name="T1">INITRD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4cm" svg:y="14.7cm">
          <text:p text:style-name="P3"><text:span text:style-name="T2">kernel</text:span></text:p>
          <text:p text:style-name="P3"><text:span text:style-name="T3">(code +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4cm" svg:y="11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cm" svg:x="5.4cm" svg:y="10.7cm">
          <text:p text:style-name="P3"><text:span text:style-name="T2">user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4cm" svg:y="8.2cm">
          <text:p text:style-name="P3"><text:span text:style-name="T2">user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5cm" svg:height="1.5cm" svg:x="5.4cm" svg:y="9.2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4cm" svg:y="6.2cm">
          <text:p text:style-name="P3"><text:span text:style-name="T2">kernel</text:span></text:p>
          <text:p text:style-name="P3"><text:span text:style-name="T3">(code + 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4cm" svg:y="3.7cm">
          <text:p text:style-name="P3"><text:span text:style-name="T2">kernel p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cm" svg:x="5.4cm" svg:y="5.2cm">
          <text:p text:style-name="P3"><text:span text:style-name="T2">kernel buff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4cm" svg:y="2.2cm">
          <text:p text:style-name="P3"><text:span text:style-name="T2">init ram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cm" svg:height="1.5cm" svg:x="5.4cm" svg:y="0.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0.55cm" svg:height="0.55cm" svg:x="5.15cm" svg:y="1.05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15cm" svg:y="1.2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5.15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15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1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1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1cm" svg:y="1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1cm" svg:y="1.15cm">
            <text:p text:style-name="P3">~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cm" svg:height="0.5cm" svg:x="10.4cm" svg:y="4.7cm">
          <text:p text:style-name="P1"><text:span text:style-name="T1">KPOOL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4cm" svg:y="7.7cm">
          <text:p text:style-name="P1"><text:span text:style-name="T1">K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4cm" svg:y="8.2cm">
          <text:p text:style-name="P1"><text:span text:style-name="T1">USTACK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4cm" svg:y="11.2cm">
          <text:p text:style-name="P1"><text:span text:style-name="T1">UHEAP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4cm" svg:y="14.2cm">
          <text:p text:style-name="P1"><text:span text:style-name="T1">U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1.5cm" svg:x="4.4cm" svg:y="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2cm" svg:x="4.4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5cm" svg:x="4.401cm" svg:y="3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8cm" svg:x="4.402cm" svg:y="5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401cm" svg:y="8.2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402cm" svg:y="10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403cm" svg:y="11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999cm" svg:x="4.404cm" svg:y="14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5cm" svg:height="0.5cm" svg:x="1.9cm" svg:y="4.2cm">
          <text:p text:style-name="P5"><text:span text:style-name="T1">KPOOL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1.9cm" svg:y="2.7cm">
          <text:p text:style-name="P5"><text:span text:style-name="T1">INITRD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cm" svg:height="0.5cm" svg:x="0.4cm" svg:y="5.45cm">
          <text:p text:style-name="P5"><text:span text:style-name="T1">NR_BUFFERS*BLOCK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1.9cm" svg:y="6.9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1.9cm" svg:y="8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1.9cm" svg:y="10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1.9cm" svg:y="11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2cm" svg:x="5.4cm" svg:y="12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2cm" svg:x="4.404cm" svg:y="12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5cm" svg:height="0.5cm" svg:x="1.9cm" svg:y="13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xml:id="id2" draw:id="id2" draw:layer="layout" draw:type="line" svg:x1="8cm" svg:y1="9.2cm" svg:x2="8cm" svg:y2="9.2cm" draw:start-shape="id1" draw:start-glue-point="0" draw:end-shape="id1" draw:end-glue-point="0" svg:d="M8000 9200z" svg:viewBox="0 0 1 1">
          <text:p/>
        </draw:connector>
        <draw:connector draw:style-name="gr8" draw:text-style-name="P3" xml:id="id3" draw:id="id3" draw:layer="layout" draw:type="line" svg:x1="8.1cm" svg:y1="9.2cm" svg:x2="8cm" svg:y2="9.2cm" draw:start-shape="id2" draw:start-glue-point="0" draw:end-shape="id1" draw:end-glue-point="0" svg:d="M8100 9200h-100" svg:viewBox="0 0 101 1">
          <text:p/>
        </draw:connector>
        <draw:connector draw:style-name="gr9" draw:text-style-name="P3" draw:layer="layout" draw:type="line" svg:x1="8.05cm" svg:y1="9.2cm" svg:x2="7.9cm" svg:y2="9.94cm" draw:start-shape="id3" draw:start-glue-point="0" draw:end-shape="id4" draw:end-glue-point="0" svg:d="M8050 9200l-150 740" svg:viewBox="0 0 151 741">
          <text:p/>
        </draw:connector>
        <draw:connector draw:style-name="gr9" draw:text-style-name="P3" draw:layer="layout" draw:type="line" svg:x1="7.9cm" svg:y1="10.7cm" svg:x2="7.9cm" svg:y2="9.96cm" draw:start-shape="id1" draw:start-glue-point="2" draw:end-shape="id4" draw:end-glue-point="2" svg:d="M7900 10700v-740" svg:viewBox="0 0 1 741">
          <text:p/>
        </draw:connector>
        <draw:custom-shape draw:style-name="gr10" draw:text-style-name="P3" xml:id="id4" draw:id="id4" draw:layer="layout" svg:width="0.6cm" svg:height="0.02cm" svg:x="7.6cm" svg:y="9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5cm" svg:height="0.5cm" svg:x="1.9cm" svg:y="15.4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cm" svg:height="0.5cm" svg:x="4.7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0.5cm" svg:x="5.2cm" svg:y="17.4cm">
          <text:p text:style-name="P7"><text:span text:style-name="T3">Kernel Sp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cm" svg:height="0.5cm" svg:x="8.2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cm" svg:height="0.5cm" svg:x="8.7cm" svg:y="17.4cm">
          <text:p text:style-name="P7"><text:span text:style-name="T3">User 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25cm" svg:height="0.5cm" svg:x="0.1cm" svg:y="0.1cm">
          <text:p text:style-name="P3"><text:span text:style-name="T2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35cm" svg:height="0.5cm" svg:x="10.65cm" svg:y="0.1cm">
          <text:p text:style-name="P3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7:47:54.307623446</meta:creation-date>
    <dc:date>2015-08-17T20:01:32.512011602</dc:date>
    <meta:editing-duration>PT1H9M29S</meta:editing-duration>
    <meta:editing-cycles>12</meta:editing-cycles>
    <meta:generator>LibreOffice/4.2.8.2$Linux_X86_64 LibreOffice_project/420m0$Build-2</meta:generator>
    <meta:document-statistic meta:object-count="58"/>
  </office:meta>
</office:document-meta>
</file>